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TABLE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NEWTABLENAME</text:p>
          </table:table-cell>
          <table:covered-table-cell table:style-name="ce1"/>
          <table:table-cell table:style-name="ce1"/>
          <table:table-cell table:style-name="ce1" office:value-type="string">
            <text:p>Special valu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ield</text:p>
          </table:table-cell>
          <table:table-cell office:value-type="string">
            <text:p>type</text:p>
          </table:table-cell>
          <table:table-cell/>
          <table:table-cell office:value-type="string">
            <text:p>newfield</text:p>
          </table:table-cell>
          <table:table-cell office:value-type="string">
            <text:p>newtype</text:p>
          </table:table-cell>
          <table:table-cell/>
          <table:table-cell office:value-type="string">
            <text:p>val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OBJE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UB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serial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4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subcat to cat</text:p>
          </table:table-cell>
          <table:table-cell table:number-columns-repeated="2"/>
          <table:table-cell office:value-type="string">
            <text:p><text:s/>=&gt; todo: map the new subcats to their cats... create a mapping function/schematic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2" table:number-rows-spanned="1">
            <text:p>T_PRODU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serial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4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serial</text:p>
          </table:table-cell>
          <table:table-cell/>
          <table:table-cell office:value-type="string">
            <text:p>account_id</text:p>
          </table:table-cell>
          <table:table-cell office:value-type="string">
            <text:p>serial</text:p>
          </table:table-cell>
          <table:table-cell/>
          <table:table-cell office:value-type="string">
            <text:p>do not map this! It's recreated with proper id's anyway!</text:p>
          </table:table-cell>
          <table:table-cell table:number-columns-repeated="1017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6)</text:p>
          </table:table-cell>
          <table:table-cell/>
          <table:table-cell office:value-type="string">
            <text:p>name</text:p>
          </table:table-cell>
          <table:table-cell office:value-type="string">
            <text:p>Varchar(6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scription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serial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also do not map this, but check if the id's of the other tables still point to the correct one.</text:p>
          </table:table-cell>
          <table:table-cell table:number-columns-repeated="1017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country</text:p>
          </table:table-cell>
          <table:table-cell office:value-type="string">
            <text:p>Char(3)</text:p>
          </table:table-cell>
          <table:table-cell/>
          <table:table-cell office:value-type="string">
            <text:p>country</text:p>
          </table:table-cell>
          <table:table-cell office:value-type="string">
            <text:p>Char(3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nid</text:p>
          </table:table-cell>
          <table:table-cell office:value-type="string">
            <text:p>serial</text:p>
          </table:table-cell>
          <table:table-cell/>
          <table:table-cell office:value-type="string">
            <text:p>stock_nam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10)</text:p>
          </table:table-cell>
          <table:table-cell/>
          <table:table-cell office:value-type="string">
            <text:p>name</text:p>
          </table:table-cell>
          <table:table-cell office:value-type="string">
            <text:p>Varchar(15)</text:p>
          </table:table-cell>
          <table:table-cell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int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ORMULA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PARAMETER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RAT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id</text:p>
          </table:table-cell>
          <table:table-cell office:value-type="string">
            <text:p>serial</text:p>
          </table:table-cell>
          <table:table-cell/>
          <table:table-cell office:value-type="string">
            <text:p>financ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office:value-type="string">
            <text:p>timestamp</text:p>
          </table:table-cell>
          <table:table-cell/>
          <table:table-cell office:value-type="string">
            <text:p>date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int</text:p>
          </table:table-cell>
          <table:table-cell/>
          <table:table-cell office:value-type="string">
            <text:p>accoun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int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int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/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/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nth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y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at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urrency_exchang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INVESTME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id</text:p>
          </table:table-cell>
          <table:table-cell office:value-type="string">
            <text:p>serial</text:p>
          </table:table-cell>
          <table:table-cell/>
          <table:table-cell office:value-type="string">
            <text:p>investment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4"/>
          <table:table-cell office:value-type="string">
            <text:p>? this is probably a finance id, but we link from t_finance now.</text:p>
          </table:table-cell>
          <table:table-cell table:number-columns-repeated="1017"/>
        </table:table-row>
        <table:table-row table:style-name="ro1">
          <table:table-cell office:value-type="string">
            <text:p>snid</text:p>
          </table:table-cell>
          <table:table-cell office:value-type="string">
            <text:p>int</text:p>
          </table:table-cell>
          <table:table-cell/>
          <table:table-cell office:value-type="string">
            <text:p>stock_name_id</text:p>
          </table:table-cell>
          <table:table-cell office:value-type="string">
            <text:p>int</text:p>
          </table:table-cell>
          <table:table-cell/>
          <table:table-cell office:value-type="string">
            <text:p>1on1, but check the mappings</text:p>
          </table:table-cell>
          <table:table-cell table:number-columns-repeated="1017"/>
        </table:table-row>
        <table:table-row table:style-name="ro1"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int</text:p>
          </table:table-cell>
          <table:table-cell/>
          <table:table-cell office:value-type="string">
            <text:p>shares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/>
          <table:table-cell office:value-type="string">
            <text:p>get this from t_financ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/>
          <table:table-cell office:value-type="string">
            <text:p>get this from t_finance?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_EXCHANG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tid</text:p>
          </table:table-cell>
          <table:table-cell office:value-type="string">
            <text:p>serial</text:p>
          </table:table-cell>
          <table:table-cell/>
          <table:table-cell office:value-type="string">
            <text:p>margin_type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DRAWDOW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TRAD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mid</text:p>
          </table:table-cell>
          <table:table-cell office:value-type="string">
            <text:p>serial</text:p>
          </table:table-cell>
          <table:table-cell/>
          <table:table-cell office:value-type="string">
            <text:p>margin_id</text:p>
          </table:table-cell>
          <table:table-cell office:value-type="string">
            <text:p>serial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VERSIO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STOCK_CURRE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7/01/2013</text:date>, <text:time>12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Nagels</meta:initial-creator>
    <meta:creation-date>2013-01-07T09:14:24.54</meta:creation-date>
    <meta:generator>OpenOffice.org/3.2$Win32 OpenOffice.org_project/320m12$Build-9483</meta:generator>
    <dc:date>2013-01-07T12:54:01.53</dc:date>
    <dc:creator>Andy Nagels</dc:creator>
    <meta:editing-duration>PT02H08M39S</meta:editing-duration>
    <meta:editing-cycles>29</meta:editing-cycles>
    <meta:document-statistic meta:table-count="3" meta:cell-count="324" meta:object-count="0"/>
  </office:meta>
</office:document-meta>
</file>